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4c3cfb" officeooo:paragraph-rsid="0058c49c"/>
    </style:style>
    <style:style style:name="P2" style:family="paragraph" style:parent-style-name="Text_20_body">
      <style:text-properties officeooo:rsid="004c3cfb" officeooo:paragraph-rsid="004c3cfb"/>
    </style:style>
    <style:style style:name="P3" style:family="paragraph" style:parent-style-name="Text_20_body">
      <style:text-properties officeooo:rsid="005c5653" officeooo:paragraph-rsid="005c5653"/>
    </style:style>
    <style:style style:name="P4" style:family="paragraph" style:parent-style-name="Text_20_body">
      <style:text-properties officeooo:rsid="005c5653" officeooo:paragraph-rsid="006c7470"/>
    </style:style>
    <style:style style:name="P5" style:family="paragraph" style:parent-style-name="Text_20_body">
      <style:text-properties officeooo:rsid="005fe6aa" officeooo:paragraph-rsid="005fe6aa"/>
    </style:style>
    <style:style style:name="P6" style:family="paragraph" style:parent-style-name="Heading_20_3">
      <style:text-properties officeooo:paragraph-rsid="00681e91"/>
    </style:style>
    <style:style style:name="P7" style:family="paragraph" style:parent-style-name="Text_20_body">
      <style:text-properties officeooo:rsid="00673817" officeooo:paragraph-rsid="00673817"/>
    </style:style>
    <style:style style:name="P8" style:family="paragraph" style:parent-style-name="Text_20_body">
      <style:text-properties officeooo:rsid="00528730" officeooo:paragraph-rsid="004c3cfb"/>
    </style:style>
    <style:style style:name="P9" style:family="paragraph" style:parent-style-name="Text_20_body">
      <style:text-properties officeooo:rsid="00528730" officeooo:paragraph-rsid="00673817"/>
    </style:style>
    <style:style style:name="P10" style:family="paragraph" style:parent-style-name="Text_20_body">
      <style:text-properties officeooo:rsid="006c7470" officeooo:paragraph-rsid="006f0b6a"/>
    </style:style>
    <style:style style:name="P11" style:family="paragraph" style:parent-style-name="Text_20_body">
      <style:text-properties officeooo:rsid="006c7470" officeooo:paragraph-rsid="0070fb8e"/>
    </style:style>
    <style:style style:name="P12" style:family="paragraph" style:parent-style-name="Heading_20_3">
      <style:text-properties officeooo:paragraph-rsid="00566e36"/>
    </style:style>
    <style:style style:name="P13" style:family="paragraph" style:parent-style-name="Heading_20_3">
      <style:text-properties officeooo:paragraph-rsid="0073893d"/>
    </style:style>
    <style:style style:name="P14" style:family="paragraph" style:parent-style-name="Text_20_body">
      <style:text-properties officeooo:paragraph-rsid="0073893d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7681de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71e5c7"/>
    </style:style>
    <style:style style:name="T4" style:family="text">
      <style:text-properties officeooo:rsid="004c453c"/>
    </style:style>
    <style:style style:name="T5" style:family="text">
      <style:text-properties officeooo:rsid="005e16bc"/>
    </style:style>
    <style:style style:name="T6" style:family="text">
      <style:text-properties officeooo:rsid="006c7470"/>
    </style:style>
    <style:style style:name="T7" style:family="text">
      <style:text-properties officeooo:rsid="006dfb02"/>
    </style:style>
    <style:style style:name="T8" style:family="text">
      <style:text-properties officeooo:rsid="006f0b6a"/>
    </style:style>
    <style:style style:name="T9" style:family="text">
      <style:text-properties fo:font-size="13pt" style:text-underline-style="none" fo:font-weight="normal" officeooo:rsid="00c5a25f" style:font-size-asian="11.3500003814697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6f0b6a" style:font-size-asian="11.3500003814697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70fb8e" style:font-size-asian="11.3500003814697pt" style:font-weight-asian="normal" style:font-size-complex="13pt" style:font-weight-complex="normal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style:text-underline-style="none" officeooo:rsid="00566e36"/>
    </style:style>
    <style:style style:name="T14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/>
      <text:h text:style-name="P12" text:outline-level="3"><text:span text:style-name="Strong_20_Emphasis"><text:span text:style-name="T1"/></text:span></text:h>
      <text:h text:style-name="P13" text:outline-level="3"><text:span text:style-name="Strong_20_Emphasis"><text:span text:style-name="T1">Lambda Calculus as an Intermediate Representation (IR)</text:span></text:span></text:h>
      <text:p text:style-name="P14"/>
      <text:list text:style-name="L1">
        <text:list-item>
          <text:p text:style-name="P16"><text:span text:style-name="Strong_20_Emphasis"><text:span text:style-name="T13">Motivation –</text:span></text:span><text:span text:style-name="Strong_20_Emphasis"><text:span text:style-name="T14"> Why IR matters and why lambda calculus is a candidate.</text:span></text:span></text:p>
        </text:list-item>
        <text:list-item>
          <text:p text:style-name="P15"><text:span text:style-name="Strong_20_Emphasis"><text:span text:style-name="T12">Background</text:span></text:span><text:span text:style-name="T12"> – Quick recap of relevant lambda calculus concepts.</text:span></text:p>
        </text:list-item>
      </text:list>
      <text:list text:style-name="L2">
        <text:list-item>
          <text:p text:style-name="P17"><text:span text:style-name="Strong_20_Emphasis">Approach/Methodology</text:span> – How you use lambda calculus as IR in your research.</text:p>
        </text:list-item>
      </text:list>
      <text:list text:style-name="L3">
        <text:list-item>
          <text:p text:style-name="P18"><text:span text:style-name="Strong_20_Emphasis">Implementation</text:span> – Overview of how it’s integrated into your system or compiler.</text:p>
        </text:list-item>
      </text:list>
      <text:list text:style-name="L4">
        <text:list-item>
          <text:p text:style-name="P19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20"><text:span text:style-name="Strong_20_Emphasis">Preliminary Results or Findings</text:span> – If you have any benchmarks, examples, or early outcomes.</text:p>
        </text:list-item>
      </text:list>
      <text:p text:style-name="P14"><text:span text:style-name="Strong_20_Emphasis"><text:span text:style-name="T1"/></text:span></text:p>
      <text:h text:style-name="P13" text:outline-level="3"><text:span text:style-name="Strong_20_Emphasis"><text:span text:style-name="T1">Lambda Calculus As An IR </text:span></text:span><text:span text:style-name="Strong_20_Emphasis"><text:span text:style-name="T3">Reserch</text:span></text:span></text:h>
      <text:p text:style-name="P1">a toy compiler or interpreter for a very simple Lisp-like language that uses lambda calculus as its IR (intermediate representation), then compare:</text:p>
      <text:list text:style-name="L6">
        <text:list-item>
          <text:p text:style-name="P21">How well it enables optimisations (constant folding, dead code elimination)</text:p>
        </text:list-item>
        <text:list-item>
          <text:p text:style-name="P21">Simplicity or complexity of transformation compared to tree-based IR</text:p>
        </text:list-item>
      </text:list>
      <text:p text:style-name="P2"/>
      <text:p text:style-name="P3">Compiler from lisp to LC <text:span text:style-name="T5">as an IR language</text:span></text:p>
      <text:p text:style-name="P4"><text:span text:style-name="T5">W</text:span>arn dead code <text:span text:style-name="T5">and </text:span>constant folding <text:span text:style-name="T6">and optimise in LC</text:span></text:p>
      <text:p text:style-name="P4"/>
      <text:p text:style-name="P5">Implement all optimisations from paper:</text:p>
      <text:p text:style-name="P10">CFG (Contex Free Grammar) , Finite Automata Lexer , Lambda Calculus IR,<text:span text:style-name="T7">Lisp Liek Type system, Control Flow Graph (CFG), </text:span><text:span text:style-name="T8">Data Flow Analysis (DFA) , <text:s/></text:span><text:span text:style-name="Strong_20_Emphasis"><text:span text:style-name="T9">vertex colouring , </text:span></text:span><text:span text:style-name="Strong_20_Emphasis"><text:span text:style-name="T10">Linear / integer programming , Dynamic Programming techniques like trace scheduling and caching of equivalent expressions to avoid redundant code.</text:span></text:span></text:p>
      <text:p text:style-name="P11"><text:span text:style-name="Strong_20_Emphasis"><text:span text:style-name="T11">Use all to optimise compiled Lambda Calculus as much as possible.</text:span></text:span></text:p>
      <text:p text:style-name="P2"/>
      <text:p text:style-name="P7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7"/>
      <text:h text:style-name="P6" text:outline-level="3"><text:span text:style-name="Strong_20_Emphasis"><text:span text:style-name="T2">Improvements</text:span></text:span></text:h>
      <text:p text:style-name="P2">Format paper fo<text:span text:style-name="T4">r academic standards</text:span> </text:p>
      <text:p text:style-name="P9"><text:soft-page-break/>All maths to LeTex forma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09T14:48:37.688488557</dc:date>
    <meta:editing-duration>PT10H27M43S</meta:editing-duration>
    <meta:editing-cycles>85</meta:editing-cycles>
    <meta:generator>LibreOffice/24.2.7.2$Linux_X86_64 LibreOffice_project/420$Build-2</meta:generator>
    <meta:document-statistic meta:table-count="5" meta:image-count="0" meta:object-count="0" meta:page-count="2" meta:paragraph-count="28" meta:word-count="271" meta:character-count="1863" meta:non-whitespace-character-count="1620"/>
  </office:meta>
</office:document-meta>
</file>